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.013cm" fo:margin-left="0cm" fo:margin-right="-0.012cm" table:align="margins" table:border-model="separating"/>
    </style:style>
    <style:style style:name="Tabella3.A" style:family="table-column">
      <style:table-column-properties style:column-width="3.889cm" style:rel-column-width="14982*"/>
    </style:style>
    <style:style style:name="Tabella3.B" style:family="table-column">
      <style:table-column-properties style:column-width="13.123cm" style:rel-column-width="50553*"/>
    </style:style>
    <style:style style:name="Tabella3.1" style:family="table-row">
      <style:table-row-properties style:min-row-height="1.164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3.2" style:family="table-row">
      <style:table-row-properties style:min-row-height="1.72cm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3.3" style:family="table-row">
      <style:table-row-properties style:min-row-height="4.736cm"/>
    </style:style>
    <style:style style:name="P1" style:family="paragraph" style:parent-style-name="Text_20_body">
      <style:text-properties officeooo:paragraph-rsid="001d189d"/>
    </style:style>
    <style:style style:name="P2" style:family="paragraph" style:parent-style-name="Text_20_body">
      <style:text-properties officeooo:paragraph-rsid="001dc39b"/>
    </style:style>
    <style:style style:name="P3" style:family="paragraph" style:parent-style-name="Text_20_body">
      <style:text-properties officeooo:paragraph-rsid="001f9397"/>
    </style:style>
    <style:style style:name="P4" style:family="paragraph" style:parent-style-name="Standard">
      <style:text-properties officeooo:paragraph-rsid="001d189d"/>
    </style:style>
    <style:style style:name="P5" style:family="paragraph" style:parent-style-name="Text_20_body">
      <style:text-properties officeooo:rsid="001dc39b" officeooo:paragraph-rsid="001dc39b"/>
    </style:style>
    <style:style style:name="P6" style:family="paragraph" style:parent-style-name="Text_20_body">
      <style:text-properties officeooo:rsid="001e1ed6" officeooo:paragraph-rsid="001dc39b"/>
    </style:style>
    <style:style style:name="T1" style:family="text">
      <style:text-properties officeooo:rsid="001e1ed6"/>
    </style:style>
    <style:style style:name="T2" style:family="text">
      <style:text-properties style:text-underline-style="none"/>
    </style:style>
    <style:style style:name="T3" style:family="text">
      <style:text-properties officeooo:rsid="001dc39b"/>
    </style:style>
    <style:style style:name="T4" style:family="text">
      <style:text-properties officeooo:rsid="001f93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">Nome scenario:</text:p>
          </table:table-cell>
          <table:table-cell table:style-name="Tabella3.B1" office:value-type="string">
            <text:p text:style-name="P3"><text:span text:style-name="T3">Visualizza iscritti per categoria: <text:s/></text:span><text:span text:style-name="T4">Personale tecnico-amministrativo di ruolo</text:span></text:p>
          </table:table-cell>
        </table:table-row>
        <table:table-row table:style-name="Tabella3.2">
          <table:table-cell table:style-name="Tabella3.A2" office:value-type="string">
            <text:p text:style-name="P1">Istanza degli <text:span text:style-name="T1">utenti</text:span> partecipanti</text:p>
          </table:table-cell>
          <table:table-cell table:style-name="Tabella3.B2" office:value-type="string">
            <text:p text:style-name="P5">Marco De Angelis – impiegato </text:p>
          </table:table-cell>
        </table:table-row>
        <table:table-row table:style-name="Tabella3.3">
          <table:table-cell table:style-name="Tabella3.A2" office:value-type="string">
            <text:p text:style-name="P1">Flusso degli eventi </text:p>
          </table:table-cell>
          <table:table-cell table:style-name="Tabella3.B2" office:value-type="string">
            <text:p text:style-name="P1">1.<text:span text:style-name="T3">Marco</text:span> è un impiegat<text:span text:style-name="T3">o</text:span> della segreteria dell'asilo nido Mazzetti.</text:p>
            <text:p text:style-name="P1">2.<text:span text:style-name="T3">Marco</text:span> accende il suo PC. </text:p>
            <text:p text:style-name="P1">3.Si connette alla rete.</text:p>
            <text:p text:style-name="P1">4.Accede al sito <text:span text:style-name="T2">dell'asilo Mazzetti.</text:span></text:p>
            <text:p text:style-name="P2">5.Effettua l'autenticazione,<text:span text:style-name="T3"> inserendo “Marco” nel campo username e “De70Angelis” nel campo password.</text:span></text:p>
            <text:p text:style-name="P2"><text:span text:style-name="T3">6.Il sistema riconosce Marco</text:span> <text:span text:style-name="T3">c</text:span><text:span text:style-name="T1">ome impiegato d'ufficio</text:span>.</text:p>
            <text:p text:style-name="P1">6.<text:span text:style-name="T3">Marco seleziona “Ricerca iscritti” dal Menu.</text:span></text:p>
            <text:p text:style-name="P3"><text:span text:style-name="T3">7.Marco accede all'area “Ricerca Iscritti” e seleziona </text:span><text:span text:style-name="T4">l'opzione</text:span><text:span text:style-name="T3"> “Filtra </text:span><text:span text:style-name="T4">per</text:span><text:span text:style-name="T3"> </text:span><text:span text:style-name="T4">personale tecnico-amministrativo di ruolo</text:span><text:span text:style-name="T3">”.</text:span></text:p>
            <text:p text:style-name="P5">8.Marco preme sul tasto Ricerca.</text:p>
            <text:p text:style-name="P2"><text:span text:style-name="T3">9.Marco visualizza l'elenco di tutti gli iscritti, figli del </text:span><text:span text:style-name="T4">personale tecnico-amministrativo di ruolo.</text:span><text:span text:style-name="T3"> </text:span></text:p>
            <text:p text:style-name="P6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37:52.84</meta:creation-date>
    <dc:date>2012-10-16T16:19:39.73</dc:date>
    <meta:editing-duration>PT19M29S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5" meta:word-count="102" meta:character-count="783" meta:non-whitespace-character-count="691"/>
  </office:meta>
</office:document-meta>
</file>